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1.904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5.723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5.723cm" draw:shadow="visible" draw:shadow-offset-x="0.102cm" draw:shadow-offset-y="0.102cm"/>
    </style:style>
    <style:style style:name="gr7" style:family="graphic" style:parent-style-name="standard">
      <style:graphic-properties draw:stroke="none" svg:stroke-color="#000000" draw:fill="none" draw:fill-color="#ffffff" fo:min-height="1.238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723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004cm" fo:min-width="0.723cm"/>
    </style:style>
    <style:style style:name="gr11" style:family="graphic" style:parent-style-name="standard">
      <style:graphic-properties svg:stroke-color="#000000" draw:fill="none" draw:textarea-vertical-align="middle" draw:auto-grow-height="false" fo:min-height="1.315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4.326cm" fo:min-width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1.676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paragraph-properties fo:margin-top="0cm" fo:margin-bottom="0.051cm" style:writing-mode="lr-tb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54cm" svg:height="1.397cm" svg:x="11.033cm" svg:y="2.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1.651cm" svg:height="1.016cm" svg:x="11.414cm" svg:y="2.46cm">
              <draw:text-box>
                <text:p>Key</text:p>
              </draw:text-box>
            </draw:frame>
          </draw:g>
          <draw:g>
            <draw:custom-shape draw:style-name="gr3" draw:text-style-name="P1" draw:layer="layout" svg:width="6.223cm" svg:height="1.651cm" svg:x="14.589cm" svg:y="2.27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5.64cm" svg:height="1.191cm" svg:x="14.783cm" svg:y="2.397cm">
              <draw:text-box>
                <text:p><text:span text:style-name="T1">Fixed Meta-Data</text:span></text:p>
              </draw:text-box>
            </draw:frame>
            <draw:frame draw:style-name="gr5" draw:text-style-name="P4" draw:layer="layout" svg:width="5.64cm" svg:height="0.635cm" svg:x="14.783cm" svg:y="3.032cm">
              <draw:text-box>
                <text:p><text:span text:style-name="T2">id | rev | expiration | flags | type</text:span></text:p>
              </draw:text-box>
            </draw:frame>
            <draw:custom-shape draw:style-name="gr6" draw:text-style-name="P1" draw:layer="layout" svg:width="6.223cm" svg:height="2.54cm" svg:x="14.589cm" svg:y="4.17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3" draw:layer="layout" svg:width="5.639cm" svg:height="1.488cm" svg:x="14.784cm" svg:y="4.334cm">
              <draw:text-box>
                <text:p><text:span text:style-name="T1">Value</text:span></text:p>
              </draw:text-box>
            </draw:frame>
            <draw:frame draw:style-name="gr8" draw:text-style-name="P5" draw:layer="layout" svg:width="5.639cm" svg:height="0.889cm" svg:x="14.784cm" svg:y="4.937cm">
              <draw:text-box>
                <text:p><text:span text:style-name="T3">...</text:span></text:p>
              </draw:text-box>
            </draw:frame>
            <draw:custom-shape draw:style-name="gr9" draw:text-style-name="P1" draw:layer="layout" svg:width="6.223cm" svg:height="2.032cm" svg:x="14.589cm" svg:y="7.096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5.461cm" svg:height="1.191cm" svg:x="14.716cm" svg:y="7.223cm">
              <draw:text-box>
                <text:p><text:span text:style-name="T1">User Extended Attributes</text:span></text:p>
              </draw:text-box>
            </draw:frame>
            <draw:frame draw:style-name="gr4" draw:text-style-name="P4" draw:layer="layout" svg:width="6.985cm" svg:height="1.191cm" svg:x="14.716cm" svg:y="7.858cm">
              <draw:text-box>
                <text:p text:style-name="P6"><text:span text:style-name="T2">mime_type: text/plain</text:span></text:p>
                <text:p><text:span text:style-name="T2">Created: 20180809T11:19:10</text:span></text:p>
              </draw:text-box>
            </draw:frame>
            <draw:custom-shape draw:style-name="gr9" draw:text-style-name="P1" draw:layer="layout" svg:width="6.223cm" svg:height="2.032cm" svg:x="14.589cm" svg:y="9.509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3" draw:layer="layout" svg:width="5.842cm" svg:height="1.191cm" svg:x="14.716cm" svg:y="9.636cm">
              <draw:text-box>
                <text:p><text:span text:style-name="T1">System Extended Attributes</text:span></text:p>
              </draw:text-box>
            </draw:frame>
            <draw:frame draw:style-name="gr4" draw:text-style-name="P4" draw:layer="layout" svg:width="5.715cm" svg:height="1.191cm" svg:x="14.716cm" svg:y="10.271cm">
              <draw:text-box>
                <text:p text:style-name="P6"><text:span text:style-name="T2">_sync: { …}</text:span></text:p>
                <text:p><text:span text:style-name="T2">_rbac: { … }</text:span></text:p>
              </draw:text-box>
            </draw:frame>
          </draw:g>
          <draw:custom-shape draw:style-name="gr10" draw:text-style-name="P7" draw:layer="layout" svg:width="1.397cm" svg:height="0.508cm" svg:x="13.319cm" svg:y="2.7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" draw:text-style-name="P8" draw:layer="layout" svg:width="0.508cm" svg:height="1.651cm" svg:x="21.066cm" svg:y="2.27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" draw:text-style-name="P10" draw:layer="layout" svg:width="2.667cm" svg:height="1.016cm" svg:x="21.447cm" svg:y="2.778cm">
            <draw:text-box>
              <text:p text:style-name="P9"><text:span text:style-name="T2">Max size: 250 bytes</text:span></text:p>
            </draw:text-box>
          </draw:frame>
          <draw:custom-shape draw:style-name="gr12" draw:text-style-name="P8" draw:layer="layout" svg:width="0.635cm" svg:height="4.826cm" svg:x="21.066cm" svg:y="4.302cm">
            <text:p/>
            <draw:enhanced-geometry svg:viewBox="0 0 21600 21600" draw:glue-points="0 0 0 21600 21600 10800" draw:text-areas="0 ?f9 7800 ?f10" draw:type="right-brace" draw:modifiers="1800 10829.0863890615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" draw:text-style-name="P10" draw:layer="layout" svg:width="2.413cm" svg:height="1.016cm" svg:x="21.447cm" svg:y="6.334cm">
            <draw:text-box>
              <text:p text:style-name="P9"><text:span text:style-name="T2">Max size: 20MB </text:span></text:p>
            </draw:text-box>
          </draw:frame>
          <draw:custom-shape draw:style-name="gr13" draw:text-style-name="P8" draw:layer="layout" svg:width="0.508cm" svg:height="2.032cm" svg:x="21.066cm" svg:y="9.509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" draw:text-style-name="P10" draw:layer="layout" svg:width="2.413cm" svg:height="1.016cm" svg:x="21.32cm" svg:y="10.144cm">
            <draw:text-box>
              <text:p text:style-name="P9"><text:span text:style-name="T2">Max size: 1MB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19T09:04:14.004982000</meta:creation-date>
    <meta:editing-duration>P4DT1H40M19S</meta:editing-duration>
    <meta:editing-cycles>2</meta:editing-cycles>
    <meta:generator>LibreOffice/6.3.2.2$MacOSX_X86_64 LibreOffice_project/98b30e735bda24bc04ab42594c85f7fd8be07b9c</meta:generator>
    <dc:date>2018-04-23T10:54:01.328278000</dc:date>
    <meta:document-statistic meta:object-count="24"/>
  </office:meta>
</office:document-meta>
</file>